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rtle Graphics</text:p>
      <text:p text:style-name="P4"/>
      <text:p text:style-name="P4"/>
      <text:p text:style-name="P2">Question<text:span text:style-name="T6"> : Can you use the lifespan command to define the example?</text:span></text:p>
      <text:p text:style-name="P5"/>
      <text:p text:style-name="P5">With the lifespan command, we make the turtle move until it dies. We need to update the size before each forward and spread the new value.</text:p>
      <text:p text:style-name="P5"/>
      <text:p text:style-name="P5"/>
      <text:p text:style-name="P2">Question <text:span text:style-name="T5">: What definition of time do you use (what can a turtle achieve in a single time unit)?</text:span></text:p>
      <text:p text:style-name="P2"/>
      <text:p text:style-name="P3">We consider that a turtle can achieve one movement :</text:p>
      <text:p text:style-name="P3">- forward 1</text:p>
      <text:p text:style-name="P3">- right x, where x is a value for the angle</text:p>
      <text:p text:style-name="P3"/>
      <text:p text:style-name="P3">Because backward and left use the functions forward and right, the time used is the same.</text:p>
      <text:p text:style-name="P3"/>
      <text:p text:style-name="P3"/>
      <text:p text:style-name="P3"><text:span text:style-name="T1">Questions </text:span>: What happens after a parallel composition finishes? Is your parallel composition commutative, is it associative? (To answer this question you must first define what it means for programs to be equal) What happens if a turtle runs forever only turning left in parallel with another turtle running the spiral example? Does your textual interface handle this situation correctly, if not - how would you fix it?</text:p>
      <text:p text:style-name="P3"/>
      <text:p text:style-name="P3"/>
      <text:p text:style-name="P3"><text:span text:style-name="T1">Question </text:span>: can your graphical interface handle infinite programs if they contain regular pauses?</text:p>
      <text:p text:style-name="P3"/>
      <text:p text:style-name="P3"/>
      <text:p text:style-name="P6"><text:span text:style-name="T8">Question</text:span><text:span text:style-name="T7"> : Did you use a shallow or a deep embedding, or a combination? Why? Discuss in a detailed manner how you would have implemented the Program type if you had chosen the other approach. What would have been easier/more difficult?</text:span></text:p>
      <text:p text:style-name="P6"><text:span text:style-name="T7"/></text:p>
      <text:p text:style-name="P6"><text:span text:style-name="T8">Question</text:span><text:span text:style-name="T7"> : </text:span>What changes did you have to make to your program to implement the extensions? Do you think you could have avoided some of these by having chosen a different library design from the start?</text:p>
      <text:p text:style-name="P6"/>
      <text:p text:style-name="P6"><text:span text:style-name="T8">Question</text:span><text:span text:style-name="T7"> : </text:span>Compare the usability of your embedding against a custom-made implementation of a turtle language with dedicated syntax and interpreters. How easy is it to write programs in your embedded language compared to a dedicated language? What are the advantages and disadvantages of your embedding?</text:p>
      <text:p text:style-name="P6"/>
      <text:p text:style-name="P6"><text:span text:style-name="T8">Question</text:span><text:span text:style-name="T7"> : </text:span>Compare the ease of implementation of your embedding against a custom-made implementation. How easy was it to implement the language and extensions in your embedded language compared to a dedicated language? What are the advantages/disadvantages of your embedding?</text:p>
      <text:p text:style-name="P6"/>
      <text:p text:style-name="P6"><text:span text:style-name="T8">Question</text:span><text:span text:style-name="T7"> : </text:span>In what way have you used the following programming language features: higher-order functions, laziness, polymorphism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9:35:17</meta:creation-date>
    <dc:date>2013-02-06T19:51:49</dc:date>
    <meta:editing-duration>PT16M41S</meta:editing-duration>
    <meta:editing-cycles>9</meta:editing-cycles>
    <meta:generator>OpenOffice.org/3.4.1$Unix OpenOffice.org_project/341m1$Build-9593</meta:generator>
    <meta:document-statistic meta:table-count="0" meta:image-count="0" meta:object-count="0" meta:page-count="1" meta:paragraph-count="15" meta:word-count="361" meta:character-count="2166"/>
  </office:meta>
</office:document-meta>
</file>